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heurística</text:p>
          </table:table-cell>
          <table:table-cell/>
        </table:table-row>
        <table:table-row table:style-name="ro1">
          <table:table-cell office:value-type="string">
            <text:p>first fit – tabu search</text:p>
          </table:table-cell>
          <table:table-cell office:value-type="string">
            <text:p>[2584000]/4000000;[782336]/10240000;[764000]/5000000;[7640000]/500000000;[35840.0]</text:p>
          </table:table-cell>
        </table:table-row>
        <table:table-row table:style-name="ro1">
          <table:table-cell office:value-type="string">
            <text:p>first fit – hill climbing</text:p>
          </table:table-cell>
          <table:table-cell office:value-type="string">
            <text:p>[3040000]/4000000;[860160]/10240000;[840000]/5000000;[8400000]/500000000;[40400.0]</text:p>
          </table:table-cell>
        </table:table-row>
        <table:table-row table:style-name="ro1">
          <table:table-cell office:value-type="string">
            <text:p>first fit – late accep</text:p>
          </table:table-cell>
          <table:table-cell office:value-type="string">
            <text:p>[2602000]/4000000;[785408]/10240000;[767000]/5000000;[7670000]/500000000;[36020.0]</text:p>
          </table:table-cell>
        </table:table-row>
        <table:table-row table:style-name="ro1">
          <table:table-cell office:value-type="string">
            <text:p>first fit dec– tabu search</text:p>
          </table:table-cell>
          <table:table-cell office:value-type="string">
            <text:p>[3520000]/4000000;[780288]/10240000;[762000]/5000000;[7620000]/500000000;[45200.0]</text:p>
          </table:table-cell>
        </table:table-row>
        <table:table-row table:style-name="ro1">
          <table:table-cell office:value-type="string">
            <text:p>first fit dec – hill climbing</text:p>
          </table:table-cell>
          <table:table-cell office:value-type="string">
            <text:p>[3528000]/4000000;[782336]/10240000;[764000]/5000000;[7640000]/500000000;[45280.0]</text:p>
          </table:table-cell>
        </table:table-row>
        <table:table-row table:style-name="ro1">
          <table:table-cell office:value-type="string">
            <text:p>first fit dec – late accep</text:p>
          </table:table-cell>
          <table:table-cell office:value-type="string">
            <text:p>[3538000]/4000000;[787456]/10240000;[769000]/5000000;[7690000]/500000000;[45380.0]</text:p>
          </table:table-cell>
        </table:table-row>
        <table:table-row table:style-name="ro1">
          <table:table-cell office:value-type="string">
            <text:p>weakest fit – tabu search</text:p>
          </table:table-cell>
          <table:table-cell office:value-type="string">
            <text:p>[2656000]/4000000;[794624]/10240000;[776000]/5000000;[7760000]/500000000;[36560.0]</text:p>
          </table:table-cell>
        </table:table-row>
        <table:table-row table:style-name="ro1">
          <table:table-cell office:value-type="string">
            <text:p>weakest fit – hill climbing</text:p>
          </table:table-cell>
          <table:table-cell office:value-type="string">
            <text:p>[2710000]/4000000;[803840]/10240000;[785000]/5000000;[7850000]/500000000;[37100.0]</text:p>
          </table:table-cell>
        </table:table-row>
        <table:table-row table:style-name="ro1">
          <table:table-cell office:value-type="string">
            <text:p>weakest fit – late accep</text:p>
          </table:table-cell>
          <table:table-cell office:value-type="string">
            <text:p>[2656000]/4000000;[794624]/10240000;[776000]/5000000;[7760000]/500000000;[36560.0]</text:p>
          </table:table-cell>
        </table:table-row>
        <table:table-row table:style-name="ro1">
          <table:table-cell office:value-type="string">
            <text:p>weakest fit dec – tabu search</text:p>
          </table:table-cell>
          <table:table-cell office:value-type="string">
            <text:p>[3468000]/4000000;[751616]/10240000;[734000]/5000000;[7340000]/500000000;[44680.0]</text:p>
          </table:table-cell>
        </table:table-row>
        <table:table-row table:style-name="ro1">
          <table:table-cell office:value-type="string">
            <text:p>weakest fit dec – hill climbing</text:p>
          </table:table-cell>
          <table:table-cell office:value-type="string">
            <text:p>[3546000]/4000000;[791552]/10240000;[773000]/5000000;[7730000]/500000000;[45460.0]</text:p>
          </table:table-cell>
        </table:table-row>
        <table:table-row table:style-name="ro1">
          <table:table-cell office:value-type="string">
            <text:p>weakest fit dec – late accep</text:p>
          </table:table-cell>
          <table:table-cell office:value-type="string">
            <text:p>[3574000]/4000000;[807936]/10240000;[789000]/5000000;[7890000]/500000000;[45740.0]</text:p>
          </table:table-cell>
        </table:table-row>
        <table:table-row table:style-name="ro1">
          <table:table-cell office:value-type="string">
            <text:p>strongest fit – tabu search</text:p>
          </table:table-cell>
          <table:table-cell office:value-type="string">
            <text:p>[2524000]/4000000;[772096]/10240000;[754000]/5000000;[7540000]/500000000;[35240.0]</text:p>
          </table:table-cell>
        </table:table-row>
        <table:table-row table:style-name="ro1">
          <table:table-cell office:value-type="string">
            <text:p>strongest fit – hill climbing</text:p>
          </table:table-cell>
          <table:table-cell office:value-type="string">
            <text:p>[2542000]/4000000;[775168]/10240000;[757000]/5000000;[7570000]/500000000;[35420.0]</text:p>
          </table:table-cell>
        </table:table-row>
        <table:table-row table:style-name="ro1">
          <table:table-cell office:value-type="string">
            <text:p>strongest fit – late accep</text:p>
          </table:table-cell>
          <table:table-cell office:value-type="string">
            <text:p>[2554000]/4000000;[777216]/10240000;[759000]/5000000;[7590000]/500000000;[35540.0]</text:p>
          </table:table-cell>
        </table:table-row>
        <table:table-row table:style-name="ro1">
          <table:table-cell office:value-type="string">
            <text:p>strongest fit dec – tabu search</text:p>
          </table:table-cell>
          <table:table-cell office:value-type="string">
            <text:p>[3538000]/4000000;[787456]/10240000;[769000]/5000000;[7690000]/500000000;[45380.0]</text:p>
          </table:table-cell>
        </table:table-row>
        <table:table-row table:style-name="ro1">
          <table:table-cell office:value-type="string">
            <text:p>strongest fit dec – hill climbing</text:p>
          </table:table-cell>
          <table:table-cell office:value-type="string">
            <text:p>[3552000]/4000000;[796672]/10240000;[778000]/5000000;[7780000]/500000000;[45520.0]</text:p>
          </table:table-cell>
        </table:table-row>
        <table:table-row table:style-name="ro1">
          <table:table-cell office:value-type="string">
            <text:p>strongest fit dec – late accep</text:p>
          </table:table-cell>
          <table:table-cell office:value-type="string">
            <text:p>[3532000]/4000000;[784384]/10240000;[766000]/5000000;[7660000]/500000000;[45320.0]</text:p>
          </table:table-cell>
        </table:table-row>
        <table:table-row table:style-name="ro1">
          <table:table-cell office:value-type="string">
            <text:p>cheapest ins – tabu search</text:p>
          </table:table-cell>
          <table:table-cell office:value-type="string">
            <text:p>[6000]/4000000;[1024]/10240000;[1000]/5000000;[10000]/500000000;[80.0]</text:p>
          </table:table-cell>
        </table:table-row>
        <table:table-row table:style-name="ro1">
          <table:table-cell office:value-type="string">
            <text:p>cheapest ins – hill climbing</text:p>
          </table:table-cell>
          <table:table-cell office:value-type="string">
            <text:p>[12000]/4000000;[2048]/10240000;[2000]/5000000;[20000]/500000000;[160.0]</text:p>
          </table:table-cell>
        </table:table-row>
        <table:table-row table:style-name="ro1">
          <table:table-cell office:value-type="string">
            <text:p>cheapest ins – late accep</text:p>
          </table:table-cell>
          <table:table-cell office:value-type="string">
            <text:p>[12000]/4000000;[2048]/10240000;[2000]/5000000;[20000]/500000000;[160.0]</text:p>
          </table:table-cell>
        </table:table-row>
        <table:table-row table:style-name="ro1">
          <table:table-cell office:value-type="string">
            <text:p>regret ins – tabu search</text:p>
          </table:table-cell>
          <table:table-cell office:value-type="string">
            <text:p>[12000]/4000000;[2048]/10240000;[2000]/5000000;[20000]/500000000;[160.0]</text:p>
          </table:table-cell>
        </table:table-row>
        <table:table-row table:style-name="ro1">
          <table:table-cell office:value-type="string">
            <text:p>regret ins – hill climbing</text:p>
          </table:table-cell>
          <table:table-cell office:value-type="string">
            <text:p>[12000]/4000000;[2048]/10240000;[2000]/5000000;[20000]/500000000;[160.0]</text:p>
          </table:table-cell>
        </table:table-row>
        <table:table-row table:style-name="ro1">
          <table:table-cell office:value-type="string">
            <text:p>regret ins – late accep</text:p>
          </table:table-cell>
          <table:table-cell office:value-type="string">
            <text:p>[12000]/4000000;[2048]/10240000;[2000]/5000000;[20000]/500000000;[160.0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10/04/2019</text:date>, <text:time>12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9M19S</meta:editing-duration>
    <meta:editing-cycles>4</meta:editing-cycles>
    <meta:generator>OpenOffice/4.1.6$Win32 OpenOffice.org_project/416m1$Build-9790</meta:generator>
    <dc:date>2019-04-10T12:29:44.25</dc:date>
    <dc:creator>Nando FM</dc:creator>
    <meta:document-statistic meta:table-count="1" meta:cell-count="49" meta:object-count="0"/>
    <meta:user-defined meta:name="Info 1"/>
    <meta:user-defined meta:name="Info 2"/>
    <meta:user-defined meta:name="Info 3"/>
    <meta:user-defined meta:name="Info 4"/>
  </office:meta>
</office:document-meta>
</file>